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0.407cm" table:align="left"/>
    </style:style>
    <style:style style:name="Table1.A" style:family="table-column">
      <style:table-column-properties style:column-width="4.304cm"/>
    </style:style>
    <style:style style:name="Table1.B" style:family="table-column">
      <style:table-column-properties style:column-width="6.103cm"/>
    </style:style>
    <style:style style:name="Table1.A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rsid="00105796" officeooo:paragraph-rsid="00105796"/>
    </style:style>
    <style:style style:name="P2" style:family="paragraph" style:parent-style-name="Standard">
      <style:text-properties officeooo:rsid="00105796" officeooo:paragraph-rsid="001431de"/>
    </style:style>
    <style:style style:name="P3" style:family="paragraph" style:parent-style-name="Standard">
      <style:text-properties officeooo:rsid="00105796" officeooo:paragraph-rsid="00162347"/>
    </style:style>
    <style:style style:name="P4" style:family="paragraph" style:parent-style-name="Standard">
      <style:text-properties officeooo:rsid="00105796" officeooo:paragraph-rsid="0018163d"/>
    </style:style>
    <style:style style:name="P5" style:family="paragraph" style:parent-style-name="Standard">
      <style:text-properties officeooo:rsid="00105796" officeooo:paragraph-rsid="0021dc44"/>
    </style:style>
    <style:style style:name="P6" style:family="paragraph" style:parent-style-name="Standard">
      <style:text-properties officeooo:rsid="0015cf74" officeooo:paragraph-rsid="001b6cab"/>
    </style:style>
    <style:style style:name="P7" style:family="paragraph" style:parent-style-name="Standard">
      <style:text-properties officeooo:rsid="0015cf74" officeooo:paragraph-rsid="001e0abd"/>
    </style:style>
    <style:style style:name="P8" style:family="paragraph" style:parent-style-name="Standard">
      <style:text-properties officeooo:rsid="0015cf74" officeooo:paragraph-rsid="001e359f"/>
    </style:style>
    <style:style style:name="P9" style:family="paragraph" style:parent-style-name="Standard">
      <style:text-properties officeooo:rsid="0015cf74" officeooo:paragraph-rsid="00206571"/>
    </style:style>
    <style:style style:name="P10" style:family="paragraph" style:parent-style-name="Standard">
      <style:text-properties officeooo:rsid="0015cf74" officeooo:paragraph-rsid="0021dc44"/>
    </style:style>
    <style:style style:name="P11" style:family="paragraph" style:parent-style-name="Standard">
      <style:text-properties officeooo:rsid="0015cf74" officeooo:paragraph-rsid="0023001b"/>
    </style:style>
    <style:style style:name="P12" style:family="paragraph" style:parent-style-name="Standard">
      <style:text-properties officeooo:rsid="0015cf74" officeooo:paragraph-rsid="0027fd13"/>
    </style:style>
    <style:style style:name="P13" style:family="paragraph" style:parent-style-name="Standard">
      <style:text-properties officeooo:rsid="0015cf74" officeooo:paragraph-rsid="0029fbf1"/>
    </style:style>
    <style:style style:name="P14" style:family="paragraph" style:parent-style-name="Standard">
      <style:text-properties officeooo:rsid="0014b5ce" officeooo:paragraph-rsid="001e0abd"/>
    </style:style>
    <style:style style:name="P15" style:family="paragraph" style:parent-style-name="Standard">
      <style:text-properties fo:font-variant="normal" fo:text-transform="none" fo:color="#000000" loext:opacity="100%" fo:letter-spacing="normal" fo:font-style="normal" fo:font-weight="normal" officeooo:rsid="00105796" officeooo:paragraph-rsid="00105796"/>
    </style:style>
    <style:style style:name="P16" style:family="paragraph" style:parent-style-name="Standard">
      <style:text-properties fo:font-variant="normal" fo:text-transform="none" fo:color="#000000" loext:opacity="100%" style:font-name="Liberation Serif" fo:font-size="11pt" fo:letter-spacing="normal" fo:font-style="normal" fo:font-weight="normal" officeooo:rsid="00105796" officeooo:paragraph-rsid="001fe0e6" style:font-size-asian="11pt" style:font-size-complex="11pt"/>
    </style:style>
    <style:style style:name="P17" style:family="paragraph" style:parent-style-name="Standard">
      <style:text-properties fo:font-variant="normal" fo:text-transform="none" fo:color="#000000" loext:opacity="100%" style:font-name="Liberation Serif" fo:font-size="11pt" fo:letter-spacing="normal" fo:font-style="normal" fo:font-weight="normal" officeooo:rsid="00105796" officeooo:paragraph-rsid="0030fa40" style:font-size-asian="11pt" style:font-size-complex="11pt"/>
    </style:style>
    <style:style style:name="P18" style:family="paragraph" style:parent-style-name="Standard">
      <style:text-properties fo:font-variant="normal" fo:text-transform="none" fo:color="#000000" loext:opacity="100%" style:font-name="Liberation Serif" fo:font-size="11pt" fo:letter-spacing="normal" fo:font-style="normal" fo:font-weight="normal" officeooo:rsid="00105796" officeooo:paragraph-rsid="0032d466" style:font-size-asian="11pt" style:font-size-complex="11pt"/>
    </style:style>
    <style:style style:name="P19" style:family="paragraph" style:parent-style-name="Standard">
      <style:text-properties fo:font-variant="normal" fo:text-transform="none" fo:color="#000000" loext:opacity="100%" style:font-name="Liberation Serif" fo:font-size="11pt" fo:letter-spacing="normal" fo:font-style="normal" fo:font-weight="normal" officeooo:rsid="0012645b" officeooo:paragraph-rsid="0021dc44" style:font-size-asian="11pt" style:font-size-complex="11pt"/>
    </style:style>
    <style:style style:name="P20" style:family="paragraph" style:parent-style-name="Table_20_Contents">
      <style:text-properties officeooo:rsid="00105796"/>
    </style:style>
    <style:style style:name="P21" style:family="paragraph" style:parent-style-name="Table_20_Contents">
      <style:text-properties officeooo:rsid="00105796" officeooo:paragraph-rsid="00105796"/>
    </style:style>
    <style:style style:name="P22" style:family="paragraph" style:parent-style-name="Table_20_Contents">
      <style:text-properties officeooo:rsid="00105796" officeooo:paragraph-rsid="0018163d"/>
    </style:style>
    <style:style style:name="P23" style:family="paragraph" style:parent-style-name="Table_20_Contents">
      <style:text-properties officeooo:rsid="00162347" officeooo:paragraph-rsid="00162347"/>
    </style:style>
    <style:style style:name="P24" style:family="paragraph" style:parent-style-name="Standard">
      <style:text-properties fo:font-variant="normal" fo:text-transform="none" fo:color="#000000" loext:opacity="100%" style:font-name="Liberation Serif" fo:font-size="11pt" fo:letter-spacing="normal" fo:font-style="normal" fo:font-weight="normal" officeooo:rsid="00105796" officeooo:paragraph-rsid="003ba7cf" style:font-size-asian="11pt" style:font-size-complex="11pt"/>
    </style:style>
    <style:style style:name="P25" style:family="paragraph" style:parent-style-name="Standard">
      <style:text-properties officeooo:paragraph-rsid="003a88f6"/>
    </style:style>
    <style:style style:name="P26" style:family="paragraph" style:parent-style-name="Standard">
      <style:text-properties officeooo:paragraph-rsid="003ba7cf"/>
    </style:style>
    <style:style style:name="T1" style:family="text">
      <style:text-properties officeooo:rsid="001354ab"/>
    </style:style>
    <style:style style:name="T2" style:family="text">
      <style:text-properties officeooo:rsid="00162347"/>
    </style:style>
    <style:style style:name="T3" style:family="text">
      <style:text-properties officeooo:rsid="0015cf74"/>
    </style:style>
    <style:style style:name="T4" style:family="text">
      <style:text-properties officeooo:rsid="001e0abd"/>
    </style:style>
    <style:style style:name="T5" style:family="text">
      <style:text-properties officeooo:rsid="001e1571"/>
    </style:style>
    <style:style style:name="T6" style:family="text">
      <style:text-properties officeooo:rsid="001e359f"/>
    </style:style>
    <style:style style:name="T7" style:family="text">
      <style:text-properties officeooo:rsid="00206571"/>
    </style:style>
    <style:style style:name="T8" style:family="text">
      <style:text-properties officeooo:rsid="0021dc44"/>
    </style:style>
    <style:style style:name="T9" style:family="text">
      <style:text-properties officeooo:rsid="0023001b"/>
    </style:style>
    <style:style style:name="T10" style:family="text">
      <style:text-properties officeooo:rsid="00250c85"/>
    </style:style>
    <style:style style:name="T11" style:family="text">
      <style:text-properties officeooo:rsid="00252e63"/>
    </style:style>
    <style:style style:name="T12" style:family="text">
      <style:text-properties officeooo:rsid="0026fecf"/>
    </style:style>
    <style:style style:name="T13" style:family="text">
      <style:text-properties officeooo:rsid="0027fd13"/>
    </style:style>
    <style:style style:name="T14" style:family="text">
      <style:text-properties officeooo:rsid="0029fbf1"/>
    </style:style>
    <style:style style:name="T15" style:family="text">
      <style:text-properties officeooo:rsid="002ba3e7"/>
    </style:style>
    <style:style style:name="T16" style:family="text">
      <style:text-properties officeooo:rsid="002bbfc4"/>
    </style:style>
    <style:style style:name="T17" style:family="text">
      <style:text-properties officeooo:rsid="0030fa40"/>
    </style:style>
    <style:style style:name="T18" style:family="text">
      <style:text-properties officeooo:rsid="00363328"/>
    </style:style>
    <style:style style:name="T19" style:family="text">
      <style:text-properties officeooo:rsid="00380aed"/>
    </style:style>
    <style:style style:name="T20" style:family="text">
      <style:text-properties fo:font-variant="normal" fo:text-transform="none" fo:color="#000000" loext:opacity="100%" style:font-name="Liberation Serif" fo:font-size="11pt" fo:letter-spacing="normal" fo:font-style="normal" fo:font-weight="normal" officeooo:rsid="00105796" style:font-size-asian="11pt" style:font-size-complex="11pt"/>
    </style:style>
    <style:style style:name="T21" style:family="text">
      <style:text-properties fo:font-variant="normal" fo:text-transform="none" fo:color="#000000" loext:opacity="100%" style:font-name="Liberation Serif" fo:font-size="11pt" fo:letter-spacing="normal" fo:font-style="normal" fo:font-weight="normal" officeooo:rsid="00380aed" style:font-size-asian="11pt" style:font-size-complex="11pt"/>
    </style:style>
    <style:style style:name="T22" style:family="text">
      <style:text-properties fo:font-variant="normal" fo:text-transform="none" fo:color="#000000" loext:opacity="100%" style:font-name="Liberation Serif" fo:font-size="11pt" fo:letter-spacing="normal" fo:font-style="normal" fo:font-weight="normal" officeooo:rsid="00363328" style:font-size-asian="11pt" style:font-size-complex="11pt"/>
    </style:style>
    <style:style style:name="T23" style:family="text">
      <style:text-properties fo:font-variant="normal" fo:text-transform="none" fo:color="#000000" loext:opacity="100%" style:font-name="Liberation Serif" fo:font-size="11pt" fo:letter-spacing="normal" fo:font-style="normal" fo:font-weight="normal" officeooo:rsid="0038e1e2" style:font-size-asian="11pt" style:font-size-complex="11pt"/>
    </style:style>
    <style:style style:name="T24" style:family="text">
      <style:text-properties fo:font-variant="normal" fo:text-transform="none" fo:color="#000000" loext:opacity="100%" style:font-name="Liberation Serif" fo:font-size="11pt" fo:letter-spacing="normal" fo:font-style="normal" fo:font-weight="normal" officeooo:rsid="003a88f6" style:font-size-asian="11pt" style:font-size-complex="11pt"/>
    </style:style>
    <style:style style:name="T25" style:family="text">
      <style:text-properties fo:font-variant="normal" fo:text-transform="none" fo:color="#000000" loext:opacity="100%" style:font-name="Liberation Serif" fo:font-size="11pt" fo:letter-spacing="normal" fo:font-style="normal" fo:font-weight="normal" officeooo:rsid="003ba7cf" style:font-size-asian="11pt" style:font-size-complex="11pt"/>
    </style:style>
    <style:style style:name="T26" style:family="text">
      <style:text-properties fo:font-variant="normal" fo:text-transform="none" fo:color="#000000" loext:opacity="100%" style:font-name="Liberation Serif" fo:font-size="11pt" fo:letter-spacing="normal" fo:font-style="normal" fo:font-weight="normal" officeooo:rsid="003da283" style:font-size-asian="11pt" style:font-size-complex="11pt"/>
    </style:style>
    <style:style style:name="T27" style:family="text">
      <style:text-properties officeooo:rsid="0038e1e2"/>
    </style:style>
    <style:style style:name="T28" style:family="text">
      <style:text-properties officeooo:rsid="003ba7cf"/>
    </style:style>
    <style:style style:name="T29" style:family="text">
      <style:text-properties officeooo:rsid="003da28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cm" fo:text-indent="-0.635cm" fo:margin-left="1.65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8cm" fo:text-indent="-0.635cm" fo:margin-left="2.28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23cm" fo:text-indent="-0.635cm" fo:margin-left="2.92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58cm" fo:text-indent="-0.635cm" fo:margin-left="3.55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93cm" fo:text-indent="-0.635cm" fo:margin-left="4.19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28cm" fo:text-indent="-0.635cm" fo:margin-left="4.82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63cm" fo:text-indent="-0.635cm" fo:margin-left="5.46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98cm" fo:text-indent="-0.635cm" fo:margin-left="6.09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33cm" fo:text-indent="-0.635cm" fo:margin-left="6.73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68cm" fo:text-indent="-0.635cm" fo:margin-left="7.368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2519254098064">
          <table:table-cell table:style-name="Table1.A1" table:number-columns-spanned="2" office:value-type="string">
            <text:p text:style-name="P23">Accounts</text:p>
          </table:table-cell>
          <table:covered-table-cell/>
        </table:table-row>
        <table:table-row table:style-name="TableLine2519254102144">
          <table:table-cell table:style-name="Table1.A2" office:value-type="string">
            <text:p text:style-name="P21">userID</text:p>
          </table:table-cell>
          <table:table-cell table:style-name="Table1.B2" office:value-type="string">
            <text:p text:style-name="P21"><text:span text:style-name="T1">INT</text:span> not null<text:span text:style-name="T1"> AUTO_INCREMENT</text:span></text:p>
          </table:table-cell>
        </table:table-row>
        <table:table-row table:style-name="TableLine2519254107040">
          <table:table-cell table:style-name="Table1.A2" office:value-type="string">
            <text:p text:style-name="P21">userFirstName</text:p>
          </table:table-cell>
          <table:table-cell table:style-name="Table1.B2" office:value-type="string">
            <text:p text:style-name="P21">VARCHAR(12) not null</text:p>
          </table:table-cell>
        </table:table-row>
        <table:table-row table:style-name="TableLine2519254116016">
          <table:table-cell table:style-name="Table1.A2" office:value-type="string">
            <text:p text:style-name="P21">userLastName</text:p>
          </table:table-cell>
          <table:table-cell table:style-name="Table1.B2" office:value-type="string">
            <text:p text:style-name="P21">VARCHAR(12) not null</text:p>
          </table:table-cell>
        </table:table-row>
        <table:table-row table:style-name="TableLine2519254105680">
          <table:table-cell table:style-name="Table1.A2" office:value-type="string">
            <text:p text:style-name="P21">userType</text:p>
          </table:table-cell>
          <table:table-cell table:style-name="Table1.B2" office:value-type="string">
            <text:p text:style-name="P21">VARCHAR(12) not null</text:p>
          </table:table-cell>
        </table:table-row>
        <table:table-row table:style-name="TableLine2519254121184">
          <table:table-cell table:style-name="Table1.A2" office:value-type="string">
            <text:p text:style-name="P21">userEmail</text:p>
          </table:table-cell>
          <table:table-cell table:style-name="Table1.B2" office:value-type="string">
            <text:p text:style-name="P21">VARCHAR(255) not null</text:p>
          </table:table-cell>
        </table:table-row>
        <table:table-row table:style-name="TableLine2519254113024">
          <table:table-cell table:style-name="Table1.A2" office:value-type="string">
            <text:p text:style-name="P20">userPhone</text:p>
          </table:table-cell>
          <table:table-cell table:style-name="Table1.B2" office:value-type="string">
            <text:p text:style-name="P21">CHAR(10) not null</text:p>
          </table:table-cell>
        </table:table-row>
        <table:table-row table:style-name="TableLine2519254116832">
          <table:table-cell table:style-name="Table1.A2" office:value-type="string">
            <text:p text:style-name="P21">userAddress</text:p>
          </table:table-cell>
          <table:table-cell table:style-name="Table1.B2" office:value-type="string">
            <text:p text:style-name="P21">VARCHAR(50)</text:p>
          </table:table-cell>
        </table:table-row>
        <table:table-row table:style-name="TableLine2519254109488">
          <table:table-cell table:style-name="Table1.A2" office:value-type="string">
            <text:p text:style-name="P22">user<text:span text:style-name="T5">Login</text:span><text:span text:style-name="T2">Name</text:span></text:p>
          </table:table-cell>
          <table:table-cell table:style-name="Table1.B2" office:value-type="string">
            <text:p text:style-name="P22">VARCHAR(<text:span text:style-name="T2">16</text:span>) not null</text:p>
          </table:table-cell>
        </table:table-row>
        <table:table-row table:style-name="TableLine2519254106768">
          <table:table-cell table:style-name="Table1.A2" office:value-type="string">
            <text:p text:style-name="P22">user<text:span text:style-name="T2">Password</text:span></text:p>
          </table:table-cell>
          <table:table-cell table:style-name="Table1.B2" office:value-type="string">
            <text:p text:style-name="P22">VARCHAR(<text:span text:style-name="T2">16</text:span>) not null</text:p>
          </table:table-cell>
        </table:table-row>
      </table:table>
      <text:p text:style-name="P15"/>
      <text:p text:style-name="P4"/>
      <text:p text:style-name="P16">CREATE TABLE Users (</text:p>
      <text:p text:style-name="P16"><text:s text:c="4"/>userID int NOT NULL AUTO_INCREMENT,</text:p>
      <text:p text:style-name="P16"><text:s text:c="4"/>userFirstName VARCHAR(12) NOT NULL,</text:p>
      <text:p text:style-name="P16"><text:s text:c="4"/>userLastName VARCHAR(12) NOT NULL,</text:p>
      <text:p text:style-name="P17"><text:s text:c="4"/>userType VARCHAR(12) NOT NULL<text:span text:style-name="T17"> </text:span><text:span text:style-name="T11">CHECK (userType = 'Bronze' OR userType = 'Silver' OR userType = 'Gold' OR userType = 'Floorstaff' OR userType = 'Manager')</text:span>,</text:p>
      <text:p text:style-name="P24"><text:s text:c="4"/>userEmail VARCHAR(255) NOT NULL<text:span text:style-name="T28"> </text:span><text:span text:style-name="T18">CHECK (user</text:span><text:span text:style-name="T29">Email</text:span><text:span text:style-name="T18"> != '')</text:span>,</text:p>
      <text:p text:style-name="P24"><text:s text:c="4"/>userPhone CHAR(10) NOT NULL<text:span text:style-name="T28"> </text:span><text:span text:style-name="T18">CHECK (user</text:span><text:span text:style-name="T29">Phone</text:span><text:span text:style-name="T18"> != '')</text:span>,</text:p>
      <text:p text:style-name="P26"><text:span text:style-name="T20"><text:s text:c="4"/>userAddress VARCHAR (50)</text:span><text:span text:style-name="T25"> </text:span><text:span text:style-name="T22">CHECK (user</text:span><text:span text:style-name="T26">Address</text:span><text:span text:style-name="T22"> != '')</text:span><text:span text:style-name="T20">,</text:span></text:p>
      <text:p text:style-name="P25"><text:span text:style-name="T24"><text:s text:c="4"/></text:span><text:span text:style-name="T20">userLoginName VARCHAR(16) NOT NULL</text:span><text:span text:style-name="T21"> </text:span><text:span text:style-name="T22">CHECK (</text:span><text:span text:style-name="T23">userL</text:span><text:span text:style-name="T21">oginName</text:span><text:span text:style-name="T22"> != '')</text:span><text:span text:style-name="T20">,</text:span></text:p>
      <text:p text:style-name="P16"><text:s text:c="4"/>userPassword VARCHAR(16) NOT NULL<text:span text:style-name="T18"> CHECK (userPassword != '')</text:span>,</text:p>
      <text:p text:style-name="P18"><text:s text:c="4"/>PRIMARY KEY (userID)</text:p>
      <text:p text:style-name="P18">);</text:p>
      <text:p text:style-name="P19"/>
      <text:p text:style-name="P4"/>
      <text:p text:style-name="P9">ALTER TABLE <text:span text:style-name="T7">Users</text:span> AUTO_INCREMENT = 1;</text:p>
      <text:p text:style-name="P6"/>
      <text:p text:style-name="P14">INSERT INTO<text:span text:style-name="T3"> </text:span><text:span text:style-name="T4">Users</text:span><text:span text:style-name="T3"> (</text:span><text:span text:style-name="T5">userFirstName, userLastName, userType, userEmail, userPhone, userAddress, userLoginName, userPassword</text:span><text:span text:style-name="T3">)</text:span></text:p>
      <text:p text:style-name="P7">VALUES </text:p>
      <text:p text:style-name="P8"><text:tab/>(<text:span text:style-name="T6">'Nick', 'Kaczinsky', '</text:span><text:span text:style-name="T12">Bronze</text:span><text:span text:style-name="T6">', 'phoneb4d@cabinmail.com', '0423666545', '357 Pipe St', 'Industr14l', 's0ci3ty'</text:span>),</text:p>
      <text:p text:style-name="P10"><text:span text:style-name="T8"><text:tab/></text:span>(<text:span text:style-name="T6">'</text:span><text:span text:style-name="T8">Johnathan</text:span><text:span text:style-name="T6">', '</text:span><text:span text:style-name="T8">Ferguson</text:span><text:span text:style-name="T6">', '</text:span><text:span text:style-name="T12">Silver</text:span><text:span text:style-name="T6">', '</text:span><text:span text:style-name="T8">ep1cpewman</text:span><text:span text:style-name="T6">@</text:span><text:span text:style-name="T8">royalarmory</text:span><text:span text:style-name="T6">.com', '04</text:span><text:span text:style-name="T8">55676244</text:span><text:span text:style-name="T6">', '</text:span><text:span text:style-name="T8">G11</text:span><text:span text:style-name="T6"> </text:span><text:span text:style-name="T8">Heckler</text:span><text:span text:style-name="T6"> St', '</text:span><text:span text:style-name="T8">JF1911</text:span><text:span text:style-name="T6">', '</text:span><text:span text:style-name="T8">tewworlwards</text:span><text:span text:style-name="T6">'</text:span>),</text:p>
      <text:p text:style-name="P10"><text:span text:style-name="T8"><text:tab/></text:span>(<text:span text:style-name="T6">'</text:span><text:span text:style-name="T9">Man</text:span><text:span text:style-name="T6">', '</text:span><text:span text:style-name="T9">Nadger</text:span><text:span text:style-name="T6">', '</text:span><text:span text:style-name="T9">Manager</text:span><text:span text:style-name="T6">', '</text:span><text:span text:style-name="T9">MN2011</text:span><text:span text:style-name="T6">@</text:span><text:span text:style-name="T9">GotoGro</text:span><text:span text:style-name="T6">.com</text:span><text:span text:style-name="T9">.au</text:span><text:span text:style-name="T6">', '04</text:span><text:span text:style-name="T9">12456755</text:span><text:span text:style-name="T6">', '</text:span><text:span text:style-name="T9">23 Albert Av</text:span><text:span text:style-name="T6">', '</text:span><text:span text:style-name="T9">albakanov545</text:span><text:span text:style-name="T6">', '</text:span><text:span text:style-name="T9">tClGhRC</text:span><text:span text:style-name="T6">'</text:span>),</text:p>
      <text:p text:style-name="P12"><text:span text:style-name="T13"><text:tab/></text:span>(<text:span text:style-name="T6">'</text:span><text:span text:style-name="T13">John</text:span><text:span text:style-name="T6">', '</text:span><text:span text:style-name="T13">Anyman'</text:span><text:span text:style-name="T6">, </text:span><text:span text:style-name="T9">'</text:span><text:span text:style-name="T13">Bronze</text:span><text:span text:style-name="T6">', '</text:span><text:span text:style-name="T13">JAdue</text:span><text:span text:style-name="T6">@</text:span><text:span text:style-name="T13">norMail</text:span><text:span text:style-name="T6">.com</text:span><text:span text:style-name="T9">.au</text:span><text:span text:style-name="T6">', '04</text:span><text:span text:style-name="T16">23113445</text:span><text:span text:style-name="T6">', '</text:span><text:span text:style-name="T16">1 Every Rd</text:span><text:span text:style-name="T6">', '</text:span><text:span text:style-name="T16">JA123</text:span><text:span text:style-name="T6">', '</text:span><text:span text:style-name="T16">fa14</text:span><text:span text:style-name="T9">'</text:span>)<text:span text:style-name="T13">,</text:span></text:p>
      <text:p text:style-name="P13"><text:span text:style-name="T14"><text:tab/></text:span>(<text:span text:style-name="T6">'</text:span><text:span text:style-name="T15">Rich</text:span><text:span text:style-name="T6">', '</text:span><text:span text:style-name="T15">Everyguy</text:span><text:span text:style-name="T13">'</text:span><text:span text:style-name="T6">, </text:span><text:span text:style-name="T9">'</text:span><text:span text:style-name="T15">Floorstaff'</text:span><text:span text:style-name="T6">, '</text:span><text:span text:style-name="T15">RE2244@GotoGro</text:span><text:span text:style-name="T6">.com</text:span><text:span text:style-name="T9">.au</text:span><text:span text:style-name="T6">', '04</text:span><text:span text:style-name="T9">1</text:span><text:span text:style-name="T16">2342547</text:span><text:span text:style-name="T6">', '</text:span><text:span text:style-name="T16">2 Jane St</text:span><text:span text:style-name="T6">', '</text:span><text:span text:style-name="T16">RE473</text:span><text:span text:style-name="T6">', '</text:span><text:span text:style-name="T16">nrml</text:span><text:span text:style-name="T9">'</text:span>)<text:span text:style-name="T13">,</text:span></text:p>
      <text:p text:style-name="P11"><text:span text:style-name="T9"><text:tab/></text:span>(<text:span text:style-name="T6">'</text:span><text:span text:style-name="T9">Edwards</text:span><text:span text:style-name="T6">', '</text:span><text:span text:style-name="T9">Kenningway</text:span><text:span text:style-name="T6">', </text:span><text:span text:style-name="T9">'Floorstaff</text:span><text:span text:style-name="T6">', '</text:span><text:span text:style-name="T9">EK627</text:span><text:span text:style-name="T6">@</text:span><text:span text:style-name="T9">GotoGro</text:span><text:span text:style-name="T6">.com</text:span><text:span text:style-name="T9">.au</text:span><text:span text:style-name="T6">', '04</text:span><text:span text:style-name="T9">14532667</text:span><text:span text:style-name="T6">', '</text:span><text:span text:style-name="T9">14 Randell Rd</text:span><text:span text:style-name="T6">', '</text:span><text:span text:style-name="T9">EdKFlStff</text:span><text:span text:style-name="T6">', '</text:span><text:span text:style-name="T9">flstps127'</text:span>)<text:span text:style-name="T10">;</text:span></text:p>
      <text:p text:style-name="P11"/>
      <text:p text:style-name="P5"/>
      <text:p text:style-name="P4"/>
      <text:p text:style-name="P4"/>
      <text:p text:style-name="P4"/>
      <text:p text:style-name="P4"/>
      <text:p text:style-name="P1"><text:soft-page-break/></text:p>
      <text:p text:style-name="P1"/>
      <text:p text:style-name="P2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9T12:48:53.850000000</meta:creation-date>
    <dc:date>2022-09-23T15:40:51.207000000</dc:date>
    <meta:editing-duration>PT4H15M57S</meta:editing-duration>
    <meta:editing-cycles>36</meta:editing-cycles>
    <meta:generator>LibreOffice/7.1.0.3$Windows_X86_64 LibreOffice_project/f6099ecf3d29644b5008cc8f48f42f4a40986e4c</meta:generator>
    <meta:document-statistic meta:table-count="1" meta:image-count="0" meta:object-count="0" meta:page-count="2" meta:paragraph-count="40" meta:word-count="198" meta:character-count="1740" meta:non-whitespace-character-count="1535"/>
  </office:meta>
</office:document-meta>
</file>